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4">Secur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4">Verify <text:span text:style-name="T2">if the IP was correct, the server was on and the service was active (if available)</text:span>.</text:p>
        </text:list-item>
        <text:list-item>
          <text:p text:style-name="P14">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5">Update the FTP service immediately with the latest security patches.</text:p>
        </text:list-item>
        <text:list-item>
          <text:p text:style-name="P16">If no updates are possible, consider replacing/upgrading this service, as this attack presents an existential threat to the network’s safety.</text:p>
        </text:list-item>
        <text:list-item>
          <text:p text:style-name="P15"><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text:span>:</text:p>
      <text:p text:style-name="P5"/>
      <text:p text:style-name="P10"><text:bookmark text:name="FirstConnection"/>1. FAILURE - First telnet connection to port 21 failed.<text:line-break/></text:p>
      <text:p text:style-name="P1"/>
      <text:p text:style-name="P10"><text:bookmark text:name="SecondConnection"/><text:line-break/>2. FAILURE - Second telnet connection to port 6200 failed.<text:line-break/></text:p>
      <text:p text:style-name="P1"/>
      <text:p text:style-name="P10"><text:bookmark text:name="IfRoot"/><text:line-break/>3. FAILURE - The 'id;' telnet command did not return the user as root.<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0T23:53:09.889876438</dc:date>
    <meta:editing-duration>PT20M52S</meta:editing-duration>
    <meta:editing-cycles>6</meta:editing-cycles>
    <meta:generator>LibreOffice/24.2.0.3$Linux_X86_64 LibreOffice_project/420$Build-3</meta:generator>
    <meta:document-statistic meta:table-count="0" meta:image-count="0" meta:object-count="0" meta:page-count="2" meta:paragraph-count="25" meta:word-count="578" meta:character-count="3423" meta:non-whitespace-character-count="2861"/>
  </office:meta>
</office:document-meta>
</file>